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font-size="16pt" style:text-underline-style="none" fo:font-weight="normal" style:font-size-asian="16pt" style:font-weight-asian="normal" style:font-size-complex="16pt" style:font-weight-complex="normal"/>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MUST BE BY WRIT</text:p>
      <text:p text:style-name="P1"/>
      <text:p text:style-name="P1">THE HIDDEN PRESS</text:p>
      <text:p text:style-name="P1"/>
      <text:p text:style-name="P1">IN HISTORY COMMISSIONED BY MOST UNHOLY WHISPER</text:p>
      <text:p text:style-name="P1">IN THE YEAR THAT WE ARRIVED IN THE VALLEY AND HE DEPARTED FROM US IN A COLUMN OF STEAM<office:annotation><dc:creator>Robert Sherman</dc:creator><dc:date>2010-07-07T12:53:26.25</dc:date><text:p text:style-name="P4"><text:span text:style-name="T1">Locomotive? </text:span></text:p></office:annotation>, HOOTING. </text:p>
      <text:p text:style-name="P1"/>
      <text:p text:style-name="P1">BEING THE FIRST AND ONLY BOOK, THAT BEING ALL NECESSARY, WITH ONLY ONE PROPHECY, THE FIRST PROPHECY AND THE ONLY ONE THAT, IN THE END, PERHAPS MATTERS<office:annotation><dc:creator>Robert Sherman</dc:creator><dc:date>2010-07-07T12:55:40.25</dc:date><text:p text:style-name="P4"><text:span text:style-name="T1">I find it hard to believe that this was transcribed exactly; there seems to be an extraneous source, a rather hushed and reverent Q.</text:span></text:p></office:annotation></text:p>
      <text:p text:style-name="P1"/>
      <text:p text:style-name="P1">THE VERSE BEGINS, WE DIE ETERNALL<office:annotation><dc:creator>Rob Sherman</dc:creator><dc:date>2010-08-15T11:44:08.25</dc:date><text:p text:style-name="P5"><text:span text:style-name="T2">Must get to the bottom of this abject hatred of deities that these people have. <text:s/>At least such hatred goes some way to explaining the lack of any afterlife in their cosmology; it seems such a thing would put them at the mercy of powers beyond their control. </text:span></text:p></office:annotation>Y SO THAT THE GODS MAY NOT HAVE US.</text:p>
      <text:p text:style-name="P1"/>
      <text:p text:style-name="P2">For MAN was perverted.</text:p>
      <text:p text:style-name="P2">For MAN was sacred. </text:p>
      <text:p text:style-name="P2">For MAN was gross.</text:p>
      <text:p text:style-name="P2">For MAN sired mothers.</text:p>
      <text:p text:style-name="P2"/>
      <text:p text:style-name="P2">Before the beginning there was MAN.<office:annotation><dc:creator>Rob Sherman</dc:creator><dc:date>2010-08-15T11:49:43.25</dc:date><text:p text:style-name="P5"><text:span text:style-name="T2">They reveal themselves as humanists at last. </text:span></text:p></office:annotation> We dove sonorous, and rose gracious. Our eyes turned with the factory of pulleys the might of mountains, and these pulleys fed light into pupils the un-size of black holes.</text:p>
      <text:p text:style-name="P2"/>
      <text:p text:style-name="P2">Time was thrown backward at each step, and so we was still. </text:p>
      <text:p text:style-name="P2"/>
      <text:p text:style-name="P2">And we were the colour of a wall of nothing, and quasars formed when we rubbed against our brothers. </text:p>
      <text:p text:style-name="P2"/>
      <text:p text:style-name="P2">We had warts, and we call these suns. </text:p>
      <text:p text:style-name="P2"/>
      <text:p text:style-name="P2">And our brain was a great temple, a complex of thousands of atriums and corridors where life was. And in this life there was worry, and in that worry perfection fell. And so MAN was betrayed by himself. </text:p>
      <text:p text:style-name="P2"/>
      <text:p text:style-name="P2">And so MAN did betray himself, and doubt that which he had made. W<office:annotation><dc:creator>Rob Sherman</dc:creator><dc:date>2010-08-15T11:52:38.25</dc:date><text:p text:style-name="P5"><text:span text:style-name="T2">A rather confusing syntax; the people of Loss obviously identify with this capitalised Man; I have never seen a religious text that is so self-congratulatory.</text:span></text:p></office:annotation>e wished to rest, and though we rested we found no time to rest again.</text:p>
      <text:p text:style-name="P2"><text:soft-page-break/>We wished friends that were not like us. </text:p>
      <text:p text:style-name="P2"/>
      <text:p text:style-name="P2">We wished MAN to have his equals.</text:p>
      <text:p text:style-name="P2"/>
      <text:p text:style-name="P2">Oh, how great we were, how kind and humble. </text:p>
      <text:p text:style-name="P2"/>
      <text:p text:style-name="P2">Hear our warning, and the tearing of vacuum as we weep.</text:p>
      <text:p text:style-name="P2"/>
      <text:p text:style-name="P2">And so it happened, hear this, it happened, that half of MAN tore off their tails<office:annotation><dc:creator>Rob Sherman</dc:creator><dc:date>2010-08-15T11:55:31.25</dc:date><text:p text:style-name="P5"><text:span text:style-name="T2">Tails – did men have tails. Constant reference to tails - “Long Men Tails”: the strips or tassels They certainly look like tails. Were these people lizards? Birds? Morphology is certainly commonplace. </text:span></text:p></office:annotation>, the seat of them, and hurled them into the void, and these tails became the gods, and they were fatty and small. </text:p>
      <text:p text:style-name="P2"/>
      <text:p text:style-name="P2">Here WHISPER joins us. </text:p>
      <text:p text:style-name="P2"/>
      <text:p text:style-name="P2">He is not WHISPER.</text:p>
      <text:p text:style-name="P2"/>
      <text:p text:style-name="P2">He was merely one of us then, and in him was such a reactor.</text:p>
      <text:p text:style-name="P2"/>
      <text:p text:style-name="P2">And so it was that he called the gods<office:annotation><dc:creator>Rob Sherman</dc:creator><dc:date>2010-08-15T11:58:26.26</dc:date><text:p text:style-name="P5"><text:span text:style-name="T2">Such a tirade could not have helped the situation. Did Whisper bring about he war? Reminder – do not mention to the townfolk. </text:span></text:p></office:annotation> poor in spirit and wealth, and named them enemy. But we would not listen to him. </text:p>
      <text:p text:style-name="P2"/>
      <text:p text:style-name="P2">Hear our warning, and the slapping of our backs as we weep.</text:p>
      <text:p text:style-name="P2"/>
      <text:p text:style-name="P2">But the gods were fatty and small, and many, and dark against the dark of night. And with no warning war was made, and stars winked out, and the crown was stolen. </text:p>
      <text:p text:style-name="P2"/>
      <text:p text:style-name="P2">The Abdication was short, and the crown was<office:annotation><dc:creator>Rob Sherman</dc:creator><dc:date>2010-08-15T12:02:00.26</dc:date><text:p text:style-name="P5"><text:span text:style-name="T2">I have seen pictorial references to such a thing all over the town, in crests, shop windows, and on its banners. </text:span></text:p></office:annotation> black and now it is white in their small hands. </text:p>
      <text:p text:style-name="P2"/>
      <text:p text:style-name="P2">And so it was that the gods murdered us. Their chatter was reason and it stung us. Their barbs were small but they grew colonies in our innards and our atoms and waged war there. </text:p>
      <text:p text:style-name="P2"/>
      <text:p text:style-name="P2">And those Long Men who had given their tails threw ourselves at the void; we grew our hair long and wore chains spun with novae around our chests. <office:annotation><dc:creator>Rob Sherman</dc:creator><dc:date>2010-08-15T12:05:35.26</dc:date><text:p text:style-name="P5"><text:span text:style-name="T2">Childbirth? It certainly sounds like it. So the Long Men are, in fact, women? A rather patriarchal explanation; though the tone of this piece is certainly that of a woman. And so their tails are genitalia? Fetishism – the idols of the lost sex organs strew this town, reminding women constantly of their shame. What an odd, generational shame it is!</text:span></text:p></office:annotation>We would now die. We would now birth the next line of man; though they were webby and red with stuff when they were birthed. We were disgusted.</text:p>
      <text:p text:style-name="P2"/>
      <text:p text:style-name="P2"><text:soft-page-break/>Hear our warning, and the death of us as we weep. </text:p>
      <text:p text:style-name="P2"/>
      <text:p text:style-name="P2">And thus we were murdered, and our blood fell as fire and water to the new earth and the new moon, and scarred them and turned them liquid. The moon now sulks, barely a child, and not yet a man, nursing his wounds that will heal. Man bless the Teenage Moon<office:annotation><dc:creator>Rob Sherman</dc:creator><dc:date>2010-08-15T12:08:34.26</dc:date><text:p text:style-name="P5"><text:span text:style-name="T2">Perhaps explains the moon pendant I was given on my first day; the scalloped surface certainly feels like acned skin. Perhaps the moon's cycles are explained this way? Nothing menstrual or feminine; merely the mood swings of a petulant youth, ashamed of his disfigurement and forced to orbit this young world. The Teenage Moon. </text:span></text:p></office:annotation> and his moods.</text:p>
      <text:p text:style-name="P2"/>
      <text:p text:style-name="P2">And so MAN fled to this Earth, and shrunk himself to wedge into the caverns and calderas that now were the ground. The fire moved in rivers <text:s/>and MAN squabbled in his new, childish form, giving us death and the fear of death. </text:p>
      <text:p text:style-name="P2"/>
      <text:p text:style-name="P2">We began to die, and reason<office:annotation><dc:creator>Rob Sherman</dc:creator><dc:date>2010-08-15T12:11:41.26</dc:date><text:p text:style-name="P5"><text:span text:style-name="T2">Perhaps the rather obsessive adherence to superstition and chance within the town's social structure is part of this hatred of reason; according to this text it is the cause of most of Man's ills. </text:span></text:p></office:annotation> made it so.</text:p>
      <text:p text:style-name="P2"/>
      <text:p text:style-name="P2">We will miss the MAN, for we are too poor to be named so. We are only man.</text:p>
      <text:p text:style-name="P2"/>
      <text:p text:style-name="P2">And then so it was that WHISPER joined us, disguised and small amongst his people. And he gathered those of us he loved (for he loved <office:annotation><dc:creator>Rob Sherman</dc:creator><dc:date>2010-08-15T12:14:02.26</dc:date><text:p><text:span text:style-name="T2">A rather choosy saviour...</text:span></text:p></office:annotation>not everyone, and hated many) and led them to a ring of fire that spat and died; and from this fire and WHISPER'S deep breath a mountain formed, and another, and another,<office:annotation><dc:creator>Rob Sherman</dc:creator><dc:date>2010-08-15T12:15:31.26</dc:date><text:p text:style-name="P5"><text:span text:style-name="T2">The valley?</text:span></text:p></office:annotation> and like weeds they grew and hid us. The gods were busy with their new crown, and the shadow hid us at last.</text:p>
      <text:p text:style-name="P2"/>
      <text:p text:style-name="P2">And so he told us this story, that we may read it to our young. </text:p>
      <text:p text:style-name="P2"/>
      <text:p text:style-name="P2">And so he built us houses that we may be closer to home.</text:p>
      <text:p text:style-name="P2"/>
      <text:p text:style-name="P2">And so he taught us lies that our speech may hide us. </text:p>
      <text:p text:style-name="P2"/>
      <text:p text:style-name="P2">And so he taught us sport<office:annotation><dc:creator>Rob Sherman</dc:creator><dc:date>2010-08-15T12:17:19.26</dc:date><text:p text:style-name="P5"><text:span text:style-name="T2">Sport?</text:span></text:p></office:annotation> that we may remember our past lives and walk as far as we may.</text:p>
      <text:p text:style-name="P2"/>
      <text:p text:style-name="P2">And he made us statues of the gods that we may spit on them and blow smoke into their faces.</text:p>
      <text:p text:style-name="P2"/>
      <text:p text:style-name="P2">And so he taught us language that we may shout inside it.</text:p>
      <text:p text:style-name="P2"/>
      <text:p text:style-name="P2">And so the white crown sees the Earth and all it has made, and yet it does <text:soft-page-break/>not see us.</text:p>
      <text:p text:style-name="P2"/>
      <text:p text:style-name="P3">May the white be black again. </text:p>
      <text:p text:style-name="P3"/>
      <text:p text:style-name="P3">May man be MAN. </text:p>
      <text:p text:style-name="P3"/>
      <text:p text:style-name="P3">May we have our throne back. </text:p>
      <text:p text:style-name="P3"/>
      <text:p text:style-name="P3">May the gods fail their lovers and be lonely. </text:p>
      <text:p text:style-name="P3"/>
      <text:p text:style-name="P3">May outsiders<office:annotation><dc:creator>Rob Sherman</dc:creator><dc:date>2010-08-15T12:20:48.26</dc:date><text:p text:style-name="P5"><text:span text:style-name="T2">Perhaps this is what Mr. Lights referred to in his report. He seems to be the only one who cares about the text; perhaps it is seen as an anachronism; the children and young people of the town are excited by news of the outside world.</text:span></text:p></office:annotation> be damned. </text:p>
      <text:p text:style-name="P3"/>
      <text:p text:style-name="P3">May man be MAN. </text:p>
      <text:p text:style-name="P3"/>
      <text:p text:style-name="P3">May we never be friends with the world, or those in it, and may they never harm us. </text:p>
      <text:p text:style-name="P3"/>
      <text:p text:style-name="P3">Hear our warning, and the tearing of vacuum as we wee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herman</meta:initial-creator>
    <meta:creation-date>2010-07-07T12:51:37</meta:creation-date>
    <dc:date>2010-09-01T19:46:00.56</dc:date>
    <dc:creator>Rob Sherman</dc:creator>
    <meta:editing-duration>PT02H39M13S</meta:editing-duration>
    <meta:editing-cycles>8</meta:editing-cycles>
    <meta:generator>OpenOffice.org/3.2$Win32 OpenOffice.org_project/320m12$Build-9483</meta:generator>
    <meta:document-statistic meta:table-count="0" meta:image-count="0" meta:object-count="0" meta:page-count="4" meta:paragraph-count="51" meta:word-count="900" meta:character-count="4483"/>
  </office:meta>
</office:document-meta>
</file>